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Title-title">
      <style:graphic-properties fo:min-height="1.923cm" loext:decorative="false"/>
      <style:paragraph-properties style:writing-mode="lr-tb"/>
    </style:style>
    <style:style style:name="pr4" style:family="presentation" style:parent-style-name="Title-subtitle">
      <style:graphic-properties draw:fill-color="#ffffff" fo:min-height="1.729cm" loext:decorative="false"/>
      <style:paragraph-properties style:writing-mode="lr-tb"/>
    </style:style>
    <style:style style:name="pr5" style:family="presentation" style:parent-style-name="Title-title">
      <style:graphic-properties fo:min-height="6.245cm" loext:decorative="false"/>
      <style:paragraph-properties style:writing-mode="lr-tb"/>
    </style:style>
    <style:style style:name="pr6" style:family="presentation" style:parent-style-name="Title-notes">
      <style:graphic-properties draw:fill-color="#ffffff" draw:auto-grow-height="true" fo:min-height="14cm" loext:decorative="false"/>
      <style:paragraph-properties style:writing-mode="lr-tb"/>
    </style:style>
    <style:style style:name="pr7" style:family="presentation" style:parent-style-name="Title-title">
      <style:graphic-properties fo:min-height="5.767cm" loext:decorative="false"/>
      <style:paragraph-properties style:writing-mode="lr-tb"/>
    </style:style>
    <style:style style:name="pr8" style:family="presentation" style:parent-style-name="Title-title">
      <style:graphic-properties fo:min-height="4.788cm" loext:decorative="false"/>
      <style:paragraph-properties style:writing-mode="lr-tb"/>
    </style:style>
    <style:style style:name="pr9" style:family="presentation" style:parent-style-name="Title-subtitle">
      <style:graphic-properties draw:fill-color="#ffffff" fo:min-height="5.19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text-align="star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40pt" fo:font-weight="normal" style:font-size-asian="40pt" style:font-size-complex="40pt"/>
    </style:style>
    <style:style style:name="P9" style:family="paragraph">
      <style:paragraph-properties fo:margin-top="0.42cm" fo:margin-bottom="0.35cm" fo:text-align="start"/>
      <style:text-properties fo:font-size="12pt" style:font-size-asian="10pt" style:font-size-complex="10pt"/>
    </style:style>
    <style:style style:name="P10" style:family="paragraph">
      <loext:graphic-properties draw:fill-color="#ffffff"/>
      <style:paragraph-properties fo:margin-top="0.42cm" fo:margin-bottom="0.35cm" fo:text-align="start"/>
      <style:text-properties style:font-name="Noto Sans" fo:font-size="12pt" style:font-size-asian="10pt" style:font-size-complex="10pt"/>
    </style:style>
    <style:style style:name="P11" style:family="paragraph">
      <style:paragraph-properties fo:text-align="start"/>
      <style:text-properties fo:color="#ffffff" loext:opacity="100%" style:font-name="Noto Sans" fo:font-size="130pt" fo:font-weight="normal" style:font-size-asian="150pt" style:font-size-complex="150pt"/>
    </style:style>
    <style:style style:name="P12" style:family="paragraph">
      <loext:graphic-properties draw:fill-color="#ffffff"/>
      <style:text-properties fo:font-size="20pt"/>
    </style:style>
    <style:style style:name="P13" style:family="paragraph">
      <style:paragraph-properties fo:margin-top="0.42cm" fo:margin-bottom="0.35cm" fo:text-align="start"/>
    </style:style>
    <style:style style:name="P14" style:family="paragraph">
      <style:paragraph-properties fo:margin-top="0.42cm" fo:margin-bottom="0.35cm" fo:text-align="start"/>
      <style:text-properties fo:font-size="12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40pt" fo:font-weight="normal" style:font-size-asian="40pt" style:font-size-complex="40pt"/>
    </style:style>
    <style:style style:name="T5" style:family="text">
      <style:text-properties style:font-name="Noto Sans" fo:font-size="12pt" style:font-size-asian="12pt" style:font-size-complex="12pt"/>
    </style:style>
    <style:style style:name="T6" style:family="text">
      <style:text-properties fo:color="#000000" loext:opacity="100%" style:font-name="Noto Sans" fo:font-size="130pt" fo:font-weight="normal" style:font-size-asian="150pt" style:font-size-complex="150pt"/>
    </style:style>
    <style:style style:name="T7" style:family="text">
      <style:text-properties style:font-name="Noto Sans" fo:font-size="10pt" style:font-size-asian="10pt" style:font-size-complex="10pt"/>
    </style:style>
    <style:style style:name="T8" style:family="text">
      <style:text-properties style:font-name="Noto Sans" fo:font-size="12pt" style:font-size-asian="10pt" style:font-size-complex="10pt"/>
    </style:style>
    <style:style style:name="T9"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10.187cm" svg:height="0.814cm" svg:x="13.812cm" svg:y="9.685cm" svg:viewBox="0 0 10188 815" draw:points="5094,815 9014,815 9135,813 9252,806 9362,796 9473,783 9572,766 9671,745 9760,722 9845,696 9920,666 9986,636 10047,602 10097,566 10136,528 10163,489 10182,449 10188,407 10188,407 10182,365 10163,325 10136,287 10097,248 10047,213 9986,179 9920,149 9845,119 9760,93 9671,70 9572,49 9473,32 9362,19 9252,9 9135,2 9014,0 1177,0 1058,2 939,9 826,19 718,32 616,49 517,70 428,93 343,119 268,149 202,179 141,213 91,248 52,287 25,325 6,365 0,407 0,407 6,449 25,489 52,528 91,566 141,602 202,636 268,666 343,696 428,722 517,745 616,766 718,783 826,796 939,806 1058,813 1177,815">
          <text:p text:style-name="P1"><text:span text:style-name="T1">Powered by: Alberto Ucendo Martínez</text:span></text:p>
        </draw:polygon>
        <draw:frame presentation:style-name="pr1" draw:text-style-name="P4" draw:layer="layout" svg:width="10.792cm" svg:height="2.507cm" svg:x="13.825cm" svg:y="6.851cm" presentation:class="title" presentation:user-transformed="true">
          <draw:text-box>
            <text:p text:style-name="P3"><text:span text:style-name="T2"><text:tab/></text:span><text:span text:style-name="T2"><text:tab/></text:span><text:span text:style-name="T2"><text:tab/></text:span><text:span text:style-name="T2">AllOne</text:span></text:p>
          </draw:text-box>
        </draw:frame>
        <draw:frame draw:style-name="gr2" draw:text-style-name="P6" draw:layer="layout" svg:width="11.176cm" svg:height="1.597cm" svg:x="1.734cm" svg:y="13.563cm">
          <draw:text-box>
            <text:p text:style-name="P5"><text:span text:style-name="T3">“</text:span><text:span text:style-name="T3">Menos ruido, más conexión. Mensajes claros, relaciones reales.”</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Title" presentation:presentation-page-layout-name="AL1T1">
        <draw:frame presentation:style-name="pr3" draw:text-style-name="P8" draw:layer="layout" svg:width="12.192cm" svg:height="1.923cm" svg:x="11.663cm" svg:y="5.844cm" presentation:class="title" presentation:user-transformed="true">
          <draw:text-box>
            <text:p text:style-name="P3"><text:span text:style-name="T4">¿Qué es AllOne?</text:span></text:p>
          </draw:text-box>
        </draw:frame>
        <draw:frame presentation:style-name="pr4" draw:text-style-name="P10" draw:layer="layout" svg:width="11.176cm" svg:height="2.881cm" svg:x="11.663cm" svg:y="8.288cm">
          <draw:text-box>
            <text:p text:style-name="P9"><text:span text:style-name="T5">“</text:span><text:span text:style-name="T5">AllOne” Una app diseñada para comunicarte sin distracciones, donde cada mensaje prioriza claridad y privacidad. Chatea y mantén conversaciones significativas, todo en un espacio intuitivo y libre de ruido. Porque lo importante es conectar, no solo hablar. </text:span></text:p>
          </draw:text-box>
        </draw:frame>
        <draw:frame presentation:style-name="pr5" draw:text-style-name="P11" draw:layer="layout" svg:width="5.84cm" svg:height="6.245cm" svg:x="6.873cm" svg:y="4.684cm" presentation:class="title" presentation:user-transformed="true">
          <draw:text-box>
            <text:p text:style-name="P3"><text:span text:style-name="T6">01</text:span></text:p>
          </draw:text-box>
        </draw:frame>
        <presentation:notes draw:style-name="dp1">
          <draw:page-thumbnail draw:style-name="gr3" draw:layer="layout" svg:width="17cm" svg:height="9.56cm" svg:x="2cm" svg:y="2.5cm" draw:page-number="2" presentation:class="page"/>
          <draw:frame presentation:style-name="pr6" draw:text-style-name="P12" draw:layer="layout" svg:width="17cm" svg:height="14cm" svg:x="2cm" svg:y="13cm" presentation:class="notes" presentation:placeholder="true">
            <draw:text-box/>
          </draw:frame>
        </presentation:notes>
      </draw:page>
      <draw:page draw:name="page3" draw:style-name="dp1" draw:master-page-name="Title" presentation:presentation-page-layout-name="AL1T1">
        <draw:frame presentation:style-name="pr3" draw:text-style-name="P8" draw:layer="layout" svg:width="12.192cm" svg:height="3.845cm" svg:x="11.663cm" svg:y="4.883cm" presentation:class="title" presentation:user-transformed="true">
          <draw:text-box>
            <text:p text:style-name="P3"><text:span text:style-name="T4">¿Para que se ha creado “AllOne”?</text:span></text:p>
          </draw:text-box>
        </draw:frame>
        <draw:frame presentation:style-name="pr4" draw:text-style-name="P10" draw:layer="layout" svg:width="11.176cm" svg:height="2.881cm" svg:x="12cm" svg:y="8.619cm">
          <draw:text-box>
            <text:p text:style-name="P9"><text:span text:style-name="T5">Hemos creado este aplicativo con la idea de poder crear competencia en el mercado y poder ofrecer algo innovador que nadie haya creado nunca. La idea es ofrecer un producto donde no te haga falta usar nada mas nunca, lo tengas todo desde una misma aplicación.</text:span></text:p>
          </draw:text-box>
        </draw:frame>
        <draw:frame presentation:style-name="pr5" draw:text-style-name="P11" draw:layer="layout" svg:width="5.84cm" svg:height="6.245cm" svg:x="6cm" svg:y="3.755cm" presentation:class="title" presentation:user-transformed="true">
          <draw:text-box>
            <text:p text:style-name="P3"><text:span text:style-name="T6">02</text:span></text:p>
          </draw:text-box>
        </draw:frame>
        <presentation:notes draw:style-name="dp1">
          <draw:page-thumbnail draw:style-name="gr3" draw:layer="layout" svg:width="17cm" svg:height="9.56cm" svg:x="2cm" svg:y="2.5cm" draw:page-number="3" presentation:class="page"/>
          <draw:frame presentation:style-name="pr6" draw:text-style-name="P12" draw:layer="layout" svg:width="17cm" svg:height="14cm" svg:x="2cm" svg:y="13cm" presentation:class="notes" presentation:placeholder="true">
            <draw:text-box/>
          </draw:frame>
        </presentation:notes>
      </draw:page>
      <draw:page draw:name="page4" draw:style-name="dp1" draw:master-page-name="Title" presentation:presentation-page-layout-name="AL1T1">
        <draw:frame presentation:style-name="pr7" draw:text-style-name="P8" draw:layer="layout" svg:width="14.837cm" svg:height="5.767cm" svg:x="12cm" svg:y="1.233cm" presentation:class="title" presentation:user-transformed="true">
          <draw:text-box>
            <text:p text:style-name="P3"><text:span text:style-name="T4">Futuras implementaciones</text:span></text:p>
          </draw:text-box>
        </draw:frame>
        <draw:frame presentation:style-name="pr4" draw:text-style-name="P10" draw:layer="layout" svg:width="11.176cm" svg:height="9.001cm" svg:x="12cm" svg:y="6cm">
          <draw:text-box>
            <text:p text:style-name="P13"><text:span text:style-name="T7">Tenemos en mente hacer varios releases de implementaciones que van a aportar algo unico a nuestro producto de manera que lo haga unico y exclusivo al resto:</text:span></text:p>
            <text:p text:style-name="P13"><text:span text:style-name="T7">- Chats efímeros: Mensajes que se autodestruyen después de “x” tiempo (como Signal, pero con más opciones de personalización).</text:span></text:p>
            <text:p text:style-name="P5"><text:span text:style-name="T8">- </text:span><text:span text:style-name="T9">Bloqueo inteligente: Detección de screenshots en chats privados (notifica al usuario).</text:span></text:p>
            <text:p text:style-name="P5"><text:span text:style-name="T8">- </text:span><text:span text:style-name="T9">Sugerencias contextuales: Recomienda enviar un GIF o archivo basado en el tono de la conversación (ej: "Parece que estás planeando un viaje ¿Quieres compartir tu ubicación?").</text:span></text:p>
            <text:p text:style-name="P5"><text:span text:style-name="T7">- Servidores descentralizados: Mensajes almacenados solo en dispositivos de los usuarios.</text:span></text:p>
            <text:p text:style-name="P5"><text:span text:style-name="T7">- Encuestas y eventos integrados: Sin depender de bots externos (como en Telegram).</text:span></text:p>
          </draw:text-box>
        </draw:frame>
        <draw:frame presentation:style-name="pr5" draw:text-style-name="P11" draw:layer="layout" svg:width="5.84cm" svg:height="6.245cm" svg:x="6cm" svg:y="1.255cm" presentation:class="title" presentation:user-transformed="true">
          <draw:text-box>
            <text:p text:style-name="P3"><text:span text:style-name="T6">03</text:span></text:p>
          </draw:text-box>
        </draw:frame>
        <presentation:notes draw:style-name="dp1">
          <draw:page-thumbnail draw:style-name="gr3"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Title" presentation:presentation-page-layout-name="AL1T1">
        <draw:frame presentation:style-name="pr8" draw:text-style-name="P8" draw:layer="layout" svg:width="15.837cm" svg:height="4.788cm" svg:x="8.163cm" svg:y="2.5cm" presentation:class="title" presentation:user-transformed="true">
          <draw:text-box>
            <text:p text:style-name="P3"><text:span text:style-name="T4">Ventajas –Desventajas</text:span></text:p>
          </draw:text-box>
        </draw:frame>
        <draw:frame presentation:style-name="pr9" draw:text-style-name="P10" draw:layer="layout" svg:width="11.176cm" svg:height="5.19cm" svg:x="15.324cm" svg:y="8cm">
          <draw:text-box>
            <text:p text:style-name="P9"><text:span text:style-name="T5">Desventajas</text:span></text:p>
            <text:p text:style-name="P5"><text:span text:style-name="T7">- Efecto red: Es difícil competir con la base masiva de WhatsApp/Telegram. Los usuarios no migrarán si sus contactos no están en AllOne. </text:span></text:p>
            <text:p text:style-name="P5"><text:span text:style-name="T7">- Consumo de recursos: Las peticiones que usa la API de la IA puede fastidiar la experiencia del usuario al ser publica. </text:span></text:p>
            <text:p text:style-name="P5"><text:span text:style-name="T7">- Aun le falta integrar muchisimas cosas para poder llegar a competir con el mercado actual.</text:span></text:p>
          </draw:text-box>
        </draw:frame>
        <draw:frame presentation:style-name="pr5" draw:text-style-name="P11" draw:layer="layout" svg:width="5.84cm" svg:height="6.245cm" svg:x="2.5cm" svg:y="1.5cm" presentation:class="title" presentation:user-transformed="true">
          <draw:text-box>
            <text:p text:style-name="P3"><text:span text:style-name="T6">04</text:span></text:p>
          </draw:text-box>
        </draw:frame>
        <draw:frame presentation:style-name="pr4" draw:text-style-name="P10" draw:layer="layout" svg:width="11.176cm" svg:height="5.61cm" svg:x="3.824cm" svg:y="7.765cm">
          <draw:text-box>
            <text:p text:style-name="P9"><text:span text:style-name="T5">Ventajas</text:span></text:p>
            <text:p text:style-name="P13"><text:span text:style-name="T7">- Interfaz limpia: Sin anuncios, historias efímeras o funciones innecesarias que saturan la experiencia (vs. WhatsApp/Telegram).</text:span></text:p>
            <text:p text:style-name="P5"><text:span text:style-name="T7">- Sin rastreo publicitario</text:span></text:p>
            <text:p text:style-name="P5"><text:span text:style-name="T7">- Asistencia inteligente pero discreta: Ej: Sugerencias de respuestas contextuales sin invadir (vs. WhatsApp que solo ofrece IA básica). </text:span></text:p>
            <text:p text:style-name="P5"><text:span text:style-name="T7">- Sin algoritmos ocultos: No usamos engagement algorithms (como Instagram/WhatsApp Status). </text:span></text:p>
          </draw:text-box>
        </draw:frame>
        <presentation:notes draw:style-name="dp1">
          <draw:page-thumbnail draw:style-name="gr3"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Title" presentation:presentation-page-layout-name="AL1T1">
        <draw:frame presentation:style-name="pr7" draw:text-style-name="P8" draw:layer="layout" svg:width="14.837cm" svg:height="5.767cm" svg:x="12cm" svg:y="1.233cm" presentation:class="title" presentation:user-transformed="true">
          <draw:text-box>
            <text:p text:style-name="P3"><text:span text:style-name="T4">Funcionamiento</text:span></text:p>
          </draw:text-box>
        </draw:frame>
        <draw:frame presentation:style-name="pr4" draw:text-style-name="P10" draw:layer="layout" svg:width="11.176cm" svg:height="1.729cm" svg:x="11.824cm" svg:y="6.271cm">
          <draw:text-box>
            <text:p text:style-name="P14"><text:span text:style-name="T8"><text:a xlink:href="https://drive.google.com/file/d/1Bag1MPLlko8OgZnbnAQ1uULfVS47A3HC/view" xlink:type="simple">https://drive.google.com/file/d/1Bag1MPLlko8OgZnbnAQ1uULfVS47A3HC/view</text:a></text:span><text:span text:style-name="T8"><text:s/></text:span></text:p>
          </draw:text-box>
        </draw:frame>
        <draw:frame presentation:style-name="pr5" draw:text-style-name="P11" draw:layer="layout" svg:width="5.84cm" svg:height="6.245cm" svg:x="6cm" svg:y="1.255cm" presentation:class="title" presentation:user-transformed="true">
          <draw:text-box>
            <text:p text:style-name="P3"><text:span text:style-name="T6">05</text:span></text:p>
          </draw:text-box>
        </draw:frame>
        <presentation:notes draw:style-name="dp1">
          <draw:page-thumbnail draw:style-name="gr3" draw:layer="layout" svg:width="17cm" svg:height="9.56cm" svg:x="2cm" svg:y="2.5cm" draw:page-number="6" presentation:class="page"/>
          <draw:frame presentation:style-name="pr6"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1.2$Windows_X86_64 LibreOffice_project/db4def46b0453cc22e2d0305797cf981b68ef5ac</meta:generator>
    <meta:creation-date>2025-06-12T05:01:22.409000000</meta:creation-date>
    <meta:editing-duration>PT34M15S</meta:editing-duration>
    <meta:editing-cycles>13</meta:editing-cycles>
    <dc:date>2025-06-12T05:57:36.404000000</dc:date>
    <meta:document-statistic meta:object-count="421"/>
  </office:meta>
</office:document-meta>
</file>